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3" svg:font-family="Arial" style:font-family-generic="swiss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1" style:font-name-complex="Arial2"/>
    </style:style>
    <style:style style:name="P2" style:family="paragraph" style:parent-style-name="Standard" style:master-page-name="Standard">
      <style:paragraph-properties fo:margin-left="2.54cm" fo:margin-right="0cm" fo:text-indent="-2.54cm" style:auto-text-indent="false" style:page-number="auto"/>
      <style:text-properties style:font-name="Arial1" fo:font-size="12pt" fo:font-weight="bold" style:font-size-asian="12pt" style:font-weight-asian="bold" style:font-name-complex="Arial2" style:font-size-complex="12pt" style:font-weight-complex="bold"/>
    </style:style>
    <style:style style:name="P3" style:family="paragraph" style:parent-style-name="Standard">
      <style:text-properties style:font-name="Arial1" style:font-name-complex="Arial2"/>
    </style:style>
    <style:style style:name="T1" style:family="text">
      <style:text-properties style:font-name="Arial1" style:font-name-complex="Arial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eferences</text:p>
      <text:p text:style-name="P1"/>
      <text:p text:style-name="Standard"><text:span text:style-name="T1">W3Scchool.com. Bootstrap Templates. </text:span><text:a xlink:type="simple" xlink:href="https://www.w3schools.com/bootstrap/bootstrap_templates.asp" text:style-name="Internet_20_link" text:visited-style-name="Visited_20_Internet_20_Link"><text:span text:style-name="T1">https://www.w3schools.com/bootstrap/bootstrap_templates.asp</text:span></text:a><text:span text:style-name="T1">. Access in 18/10/2020.</text:span></text:p>
      <text:p text:style-name="Standard"><text:span text:style-name="T1">ThisIsEngineering. </text:span><text:a xlink:type="simple" xlink:href="https://www.pexels.com/photo/female-software-engineer-coding-on-computer-3861972/" text:style-name="Internet_20_link" text:visited-style-name="Visited_20_Internet_20_Link"><text:span text:style-name="T1">https://www.pexels.com/photo/female-software-engineer-coding-on-computer-3861972/</text:span></text:a><text:span text:style-name="T1">. Access in 28/10/2020.</text:span></text:p>
      <text:p text:style-name="Standard"><text:span text:style-name="T1">ThisIsEngineering. </text:span><text:a xlink:type="simple" xlink:href="https://www.pexels.com/photo/female-engineer-controlling-flight-simulator-3862132/" text:style-name="Internet_20_link" text:visited-style-name="Visited_20_Internet_20_Link"><text:span text:style-name="T1">https://www.pexels.com/photo/female-engineer-controlling-flight-simulator-3862132/</text:span></text:a><text:span text:style-name="T1">. Access in 28/10/2020.</text:span></text:p>
      <text:p text:style-name="Standard">Julia M Cameron. <text:a xlink:type="simple" xlink:href="https://www.pexels.com/photo/photo-of-woman-teaching-his-son-while-smiling-4145355/" text:style-name="Internet_20_link" text:visited-style-name="Visited_20_Internet_20_Link">https://www.pexels.com/photo/photo-of-woman-teaching-his-son-while-smiling-4145355/</text:a>. <text:s/><text:span text:style-name="T1">Access in 28/10/2020.</text:span></text:p>
      <text:p text:style-name="Standard"><text:span text:style-name="T1">Cottonbro. </text:span><text:a xlink:type="simple" xlink:href="https://www.pexels.com/photo/round-table-and-white-table-cloth-3692887/" text:style-name="Internet_20_link" text:visited-style-name="Visited_20_Internet_20_Link"><text:span text:style-name="T1">https://www.pexels.com/photo/round-table-and-white-table-cloth-3692887/</text:span></text:a><text:span text:style-name="T1"> . . <text:s/>Access in 28/10/2020.</text:span></text:p>
      <text:p text:style-name="P1"><text:a xlink:type="simple" xlink:href="https://www.w3schools.com/php/php_form_complete.asp" text:style-name="Internet_20_link" text:visited-style-name="Visited_20_Internet_20_Link">https://www.w3schools.com/php/php_form_complete.asp</text:a>. Access in 23/10/2020.</text:p>
      <text:p text:style-name="P1"><text:a xlink:type="simple" xlink:href="https://www.w3schools.com/howto/howto_js_slideshow.asp" text:style-name="Internet_20_link" text:visited-style-name="Visited_20_Internet_20_Link">https://www.w3schools.com/howto/howto_js_slideshow.asp</text:a>. Access in 23/10/2020.</text:p>
      <text:p text:style-name="P1"><text:a xlink:type="simple" xlink:href="https://www.w3schools.com/html/html_tables.asp" text:style-name="Internet_20_link" text:visited-style-name="Visited_20_Internet_20_Link">https://www.w3schools.com/html/html_tables.asp</text:a>. Access in 23/10/2020. </text:p>
      <text:p text:style-name="P1">https://www.w3schools.com/howto/howto_js_cascading_dropdown.asp. Access in 23/10/2020.</text:p>
      <text:p text:style-name="P1"><text:a xlink:type="simple" xlink:href="https://www.w3schools.com/bootstrap/tryit.asp?filename=trybs_ref_js_carousel2&amp;stacked=h" text:style-name="Internet_20_link" text:visited-style-name="Visited_20_Internet_20_Link">https://www.w3schools.com/bootstrap/tryit.asp?filename=trybs_ref_js_carousel2&amp;stacked=h</text:a> </text:p>
      <text:p text:style-name="P1"><text:a xlink:type="simple" xlink:href="https://www.w3schools.com/bootstrap/tryit.asp?filename=trybs_default&amp;stacked=h" text:style-name="Internet_20_link" text:visited-style-name="Visited_20_Internet_20_Link">https://www.w3schools.com/bootstrap/tryit.asp?filename=trybs_default&amp;stacked=h</text:a>. Access in 28/10/2020.</text:p>
      <text:p text:style-name="P1">Orbi Media Studios. <text:a xlink:type="simple" xlink:href="https://www.orbitmedia.com/blog/website-footer-design-best-practices/" text:style-name="Internet_20_link" text:visited-style-name="Visited_20_Internet_20_Link">https://www.orbitmedia.com/blog/website-footer-design-best-practices/</text:a>. Access in 28/10/2020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3" svg:font-family="Arial" style:font-family-generic="swiss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I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8%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en" fo:country="IE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Times New Roman" fo:font-size="14pt" fo:font-weight="bold" style:font-name-asian="Lucida Sans Unicode" style:font-size-asian="14pt" style:font-weight-asian="bold" style:font-name-complex="Tahoma" style:font-size-complex="14pt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Unresolved_20_Mention" style:display-name="Unresolved Mention" style:family="text" style:parent-style-name="Default_20_Paragraph_20_Font">
      <style:text-properties fo:color="#605e5c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Gisele Lopes</meta:initial-creator>
    <dc:creator>Gisele Lopes</dc:creator>
    <meta:editing-cycles>15</meta:editing-cycles>
    <meta:creation-date>2020-10-18T11:44:00</meta:creation-date>
    <dc:date>2020-10-29T23:55:25.81</dc:date>
    <meta:editing-duration>PT12H7M38S</meta:editing-duration>
    <meta:generator>OpenOffice/4.1.7$Win32 OpenOffice.org_project/417m1$Build-9800</meta:generator>
    <meta:document-statistic meta:table-count="0" meta:image-count="0" meta:object-count="0" meta:page-count="1" meta:paragraph-count="13" meta:word-count="60" meta:character-count="1216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